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ef437" officeooo:paragraph-rsid="001ef437"/>
    </style:style>
    <style:style style:name="P2" style:family="paragraph" style:parent-style-name="Standard">
      <style:text-properties officeooo:rsid="001ef437" officeooo:paragraph-rsid="00347efc"/>
    </style:style>
    <style:style style:name="P3" style:family="paragraph" style:parent-style-name="Standard">
      <style:text-properties officeooo:rsid="001ef437" officeooo:paragraph-rsid="00537356"/>
    </style:style>
    <style:style style:name="P4" style:family="paragraph" style:parent-style-name="Standard">
      <style:text-properties officeooo:rsid="001ef437" officeooo:paragraph-rsid="00688660"/>
    </style:style>
    <style:style style:name="P5" style:family="paragraph" style:parent-style-name="Standard">
      <style:text-properties officeooo:rsid="001ef437" officeooo:paragraph-rsid="001ef437"/>
    </style:style>
    <style:style style:name="P6" style:family="paragraph" style:parent-style-name="Standard">
      <style:text-properties officeooo:rsid="006d0d38" officeooo:paragraph-rsid="006d0d38"/>
    </style:style>
    <style:style style:name="P7" style:family="paragraph" style:parent-style-name="Standard">
      <style:text-properties officeooo:rsid="006d0d38" officeooo:paragraph-rsid="006f92a1"/>
    </style:style>
    <style:style style:name="P8" style:family="paragraph" style:parent-style-name="Standard">
      <style:text-properties officeooo:rsid="006d0d38" officeooo:paragraph-rsid="00843de8"/>
    </style:style>
    <style:style style:name="P9" style:family="paragraph" style:parent-style-name="Standard">
      <style:text-properties officeooo:rsid="006d0d38" officeooo:paragraph-rsid="00bed082"/>
    </style:style>
    <style:style style:name="P10" style:family="paragraph" style:parent-style-name="Standard">
      <style:text-properties officeooo:rsid="006d0d38" officeooo:paragraph-rsid="00c65555"/>
    </style:style>
    <style:style style:name="P11" style:family="paragraph" style:parent-style-name="Standard">
      <style:text-properties officeooo:rsid="006d0d38" officeooo:paragraph-rsid="00c941b8"/>
    </style:style>
    <style:style style:name="P12" style:family="paragraph" style:parent-style-name="Standard">
      <style:text-properties officeooo:paragraph-rsid="007e1675"/>
    </style:style>
    <style:style style:name="T1" style:family="text">
      <style:text-properties officeooo:rsid="0020aab4"/>
    </style:style>
    <style:style style:name="T2" style:family="text">
      <style:text-properties officeooo:rsid="002226ef"/>
    </style:style>
    <style:style style:name="T3" style:family="text">
      <style:text-properties officeooo:rsid="0024cb67"/>
    </style:style>
    <style:style style:name="T4" style:family="text">
      <style:text-properties officeooo:rsid="0027f075"/>
    </style:style>
    <style:style style:name="T5" style:family="text">
      <style:text-properties officeooo:rsid="0028d069"/>
    </style:style>
    <style:style style:name="T6" style:family="text">
      <style:text-properties officeooo:rsid="002b8f0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31ca2d" fo:background-color="#ffff00" loext:char-shading-value="0"/>
    </style:style>
    <style:style style:name="T9" style:family="text">
      <style:text-properties officeooo:rsid="003298ea" fo:background-color="#ffff00" loext:char-shading-value="0"/>
    </style:style>
    <style:style style:name="T10" style:family="text">
      <style:text-properties officeooo:rsid="0036b5d1"/>
    </style:style>
    <style:style style:name="T11" style:family="text">
      <style:text-properties officeooo:rsid="003a0af2"/>
    </style:style>
    <style:style style:name="T12" style:family="text">
      <style:text-properties officeooo:rsid="003b0f62"/>
    </style:style>
    <style:style style:name="T13" style:family="text">
      <style:text-properties officeooo:rsid="003bd75c"/>
    </style:style>
    <style:style style:name="T14" style:family="text">
      <style:text-properties officeooo:rsid="003d1a88"/>
    </style:style>
    <style:style style:name="T15" style:family="text">
      <style:text-properties officeooo:rsid="003f7f18"/>
    </style:style>
    <style:style style:name="T16" style:family="text">
      <style:text-properties officeooo:rsid="003fd3c4"/>
    </style:style>
    <style:style style:name="T17" style:family="text">
      <style:text-properties officeooo:rsid="00410760"/>
    </style:style>
    <style:style style:name="T18" style:family="text">
      <style:text-properties officeooo:rsid="0043f01a"/>
    </style:style>
    <style:style style:name="T19" style:family="text">
      <style:text-properties officeooo:rsid="0045e2d9"/>
    </style:style>
    <style:style style:name="T20" style:family="text">
      <style:text-properties officeooo:rsid="00466f1a"/>
    </style:style>
    <style:style style:name="T21" style:family="text">
      <style:text-properties officeooo:rsid="004b9fb6"/>
    </style:style>
    <style:style style:name="T22" style:family="text">
      <style:text-properties officeooo:rsid="005229eb"/>
    </style:style>
    <style:style style:name="T23" style:family="text">
      <style:text-properties officeooo:rsid="00526181"/>
    </style:style>
    <style:style style:name="T24" style:family="text">
      <style:text-properties officeooo:rsid="00557227"/>
    </style:style>
    <style:style style:name="T25" style:family="text">
      <style:text-properties officeooo:rsid="0056458f"/>
    </style:style>
    <style:style style:name="T26" style:family="text">
      <style:text-properties officeooo:rsid="00575af2"/>
    </style:style>
    <style:style style:name="T27" style:family="text">
      <style:text-properties officeooo:rsid="0057ca22"/>
    </style:style>
    <style:style style:name="T28" style:family="text">
      <style:text-properties officeooo:rsid="005919d2"/>
    </style:style>
    <style:style style:name="T29" style:family="text">
      <style:text-properties officeooo:rsid="005ad05a"/>
    </style:style>
    <style:style style:name="T30" style:family="text">
      <style:text-properties officeooo:rsid="005e40e4"/>
    </style:style>
    <style:style style:name="T31" style:family="text">
      <style:text-properties officeooo:rsid="006118cd"/>
    </style:style>
    <style:style style:name="T32" style:family="text">
      <style:text-properties officeooo:rsid="00624ef0"/>
    </style:style>
    <style:style style:name="T33" style:family="text">
      <style:text-properties officeooo:rsid="0063abf6"/>
    </style:style>
    <style:style style:name="T34" style:family="text">
      <style:text-properties officeooo:rsid="00650aff"/>
    </style:style>
    <style:style style:name="T35" style:family="text">
      <style:text-properties officeooo:rsid="0066ab49"/>
    </style:style>
    <style:style style:name="T36" style:family="text">
      <style:text-properties officeooo:rsid="0068d13a"/>
    </style:style>
    <style:style style:name="T37" style:family="text">
      <style:text-properties officeooo:rsid="00695db8"/>
    </style:style>
    <style:style style:name="T38" style:family="text">
      <style:text-properties officeooo:rsid="006d0d38"/>
    </style:style>
    <style:style style:name="T39" style:family="text">
      <style:text-properties officeooo:rsid="006eb7de"/>
    </style:style>
    <style:style style:name="T40" style:family="text">
      <style:text-properties officeooo:rsid="00843de8"/>
    </style:style>
    <style:style style:name="T41" style:family="text">
      <style:text-properties officeooo:rsid="00853def"/>
    </style:style>
    <style:style style:name="T42" style:family="text">
      <style:text-properties officeooo:rsid="00881da8"/>
    </style:style>
    <style:style style:name="T43" style:family="text">
      <style:text-properties officeooo:rsid="008855df"/>
    </style:style>
    <style:style style:name="T44" style:family="text">
      <style:text-properties officeooo:rsid="008a46ba"/>
    </style:style>
    <style:style style:name="T45" style:family="text">
      <style:text-properties officeooo:rsid="008bbe7b"/>
    </style:style>
    <style:style style:name="T46" style:family="text">
      <style:text-properties officeooo:rsid="008f196c"/>
    </style:style>
    <style:style style:name="T47" style:family="text">
      <style:text-properties officeooo:rsid="008f5f88"/>
    </style:style>
    <style:style style:name="T48" style:family="text">
      <style:text-properties officeooo:rsid="008fbe53"/>
    </style:style>
    <style:style style:name="T49" style:family="text">
      <style:text-properties officeooo:rsid="009055a5"/>
    </style:style>
    <style:style style:name="T50" style:family="text">
      <style:text-properties officeooo:rsid="00945dc1"/>
    </style:style>
    <style:style style:name="T51" style:family="text">
      <style:text-properties officeooo:rsid="0096be61"/>
    </style:style>
    <style:style style:name="T52" style:family="text">
      <style:text-properties officeooo:rsid="00979127"/>
    </style:style>
    <style:style style:name="T53" style:family="text">
      <style:text-properties officeooo:rsid="009b30fb"/>
    </style:style>
    <style:style style:name="T54" style:family="text">
      <style:text-properties officeooo:rsid="009dc8b9"/>
    </style:style>
    <style:style style:name="T55" style:family="text">
      <style:text-properties officeooo:rsid="009f1915"/>
    </style:style>
    <style:style style:name="T56" style:family="text">
      <style:text-properties officeooo:rsid="00a028f1"/>
    </style:style>
    <style:style style:name="T57" style:family="text">
      <style:text-properties officeooo:rsid="00a12c94"/>
    </style:style>
    <style:style style:name="T58" style:family="text">
      <style:text-properties officeooo:rsid="00a173d6"/>
    </style:style>
    <style:style style:name="T59" style:family="text">
      <style:text-properties officeooo:rsid="00a2abb5"/>
    </style:style>
    <style:style style:name="T60" style:family="text">
      <style:text-properties officeooo:rsid="00a42ed7"/>
    </style:style>
    <style:style style:name="T61" style:family="text">
      <style:text-properties officeooo:rsid="00a5a7c3"/>
    </style:style>
    <style:style style:name="T62" style:family="text">
      <style:text-properties officeooo:rsid="00a76241"/>
    </style:style>
    <style:style style:name="T63" style:family="text">
      <style:text-properties officeooo:rsid="00a96cc3"/>
    </style:style>
    <style:style style:name="T64" style:family="text">
      <style:text-properties officeooo:rsid="00a9ccbe"/>
    </style:style>
    <style:style style:name="T65" style:family="text">
      <style:text-properties officeooo:rsid="00ab6507"/>
    </style:style>
    <style:style style:name="T66" style:family="text">
      <style:text-properties officeooo:rsid="00adc13a"/>
    </style:style>
    <style:style style:name="T67" style:family="text">
      <style:text-properties officeooo:rsid="00aef1ef"/>
    </style:style>
    <style:style style:name="T68" style:family="text">
      <style:text-properties officeooo:rsid="00b05a73"/>
    </style:style>
    <style:style style:name="T69" style:family="text">
      <style:text-properties officeooo:rsid="00b14a0c"/>
    </style:style>
    <style:style style:name="T70" style:family="text">
      <style:text-properties officeooo:rsid="00b14d2f"/>
    </style:style>
    <style:style style:name="T71" style:family="text">
      <style:text-properties officeooo:rsid="00b1d13a"/>
    </style:style>
    <style:style style:name="T72" style:family="text">
      <style:text-properties officeooo:rsid="00b24ef5"/>
    </style:style>
    <style:style style:name="T73" style:family="text">
      <style:text-properties officeooo:rsid="00b3da90"/>
    </style:style>
    <style:style style:name="T74" style:family="text">
      <style:text-properties officeooo:rsid="00b8e9f0"/>
    </style:style>
    <style:style style:name="T75" style:family="text">
      <style:text-properties officeooo:rsid="00b982dd"/>
    </style:style>
    <style:style style:name="T76" style:family="text">
      <style:text-properties officeooo:rsid="00b9e1c4"/>
    </style:style>
    <style:style style:name="T77" style:family="text">
      <style:text-properties officeooo:rsid="00bbb9dc"/>
    </style:style>
    <style:style style:name="T78" style:family="text">
      <style:text-properties officeooo:rsid="00bed082"/>
    </style:style>
    <style:style style:name="T79" style:family="text">
      <style:text-properties officeooo:rsid="00c3993e"/>
    </style:style>
    <style:style style:name="T80" style:family="text">
      <style:text-properties officeooo:rsid="00c46b29"/>
    </style:style>
    <style:style style:name="T81" style:family="text">
      <style:text-properties officeooo:rsid="00c4f764"/>
    </style:style>
    <style:style style:name="T82" style:family="text">
      <style:text-properties officeooo:rsid="00c80666"/>
    </style:style>
    <style:style style:name="T83" style:family="text">
      <style:text-properties officeooo:rsid="00c941b8"/>
    </style:style>
    <style:style style:name="T84" style:family="text">
      <style:text-properties officeooo:rsid="00ca5016"/>
    </style:style>
    <style:style style:name="T85" style:family="text">
      <style:text-properties officeooo:rsid="00cb6a7c"/>
    </style:style>
    <style:style style:name="T86" style:family="text">
      <style:text-properties officeooo:rsid="00cbf6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thesis <text:span text:style-name="T3">studies</text:span> <text:span text:style-name="T1">the modern</text:span> solutions <text:span text:style-name="T2">for </text:span><text:span text:style-name="T7">multimedia </text:span><text:span text:style-name="T8">home </text:span><text:span text:style-name="T7">networking</text:span><text:span text:style-name="T9">(MHN)</text:span><text:span text:style-name="T4">, especially the popular ones who follow the </text:span>Digital Living Network Alliance standard. By <text:span text:style-name="T6">conducting a research on</text:span> <text:span text:style-name="T5">the features and </text:span>implementations <text:span text:style-name="T5">of these existing solutions, </text:span>our team developed a suitable mobile solution for <text:span text:style-name="T9">MHN</text:span><text:span text:style-name="T7"> </text:span>which takes advantage of AirPlay, DIAL and DLNA on <text:span text:style-name="T10">the </text:span>Android platform. </text:p>
      <text:p text:style-name="P1"/>
      <text:p text:style-name="P1"><text:span text:style-name="T24">Firstly, the thesis </text:span>provides an overview of <text:span text:style-name="T11">the</text:span> popular streaming technologies, <text:span text:style-name="T12">including</text:span> AirPlay, </text:p>
      <text:p text:style-name="P1">DLNA, Miracast and Chromecast. By analyzing the features and capabilities of </text:p>
      <text:p text:style-name="P1">th<text:span text:style-name="T13">e</text:span>se streaming technologies, a universal solution is proposed for <text:span text:style-name="T14">MHN in the hope of </text:span><text:s/>supporting multiple protocols and brid<text:span text:style-name="T15">ging</text:span> different platforms. </text:p>
      <text:p text:style-name="P1"/>
      <text:p text:style-name="P1"><text:span text:style-name="T25">Secondly, d</text:span>ifferent multimedia solutions <text:span text:style-name="T16">are tested and</text:span> a mobile Application </text:p>
      <text:p text:style-name="P1">for home networking on Android <text:span text:style-name="T16">is implemented</text:span>. The <text:span text:style-name="T26">corresponding</text:span> <text:span text:style-name="T27">system </text:span>architecture<text:span text:style-name="T17">s</text:span>, features and <text:span text:style-name="T29">analysis</text:span> <text:span text:style-name="T28">s</text:span> methodolog<text:span text:style-name="T17">ies</text:span> are <text:span text:style-name="T29">also </text:span>discussed .</text:p>
      <text:p text:style-name="P1"/>
      <text:p text:style-name="P3"><text:span text:style-name="T21">In terms of practical contribution, a</text:span>n online channel proxy is made in our "Streambels" app <text:span text:style-name="T18">lication to fulfill our target of</text:span> stream<text:span text:style-name="T22">ing</text:span> online channels <text:span text:style-name="T19">such as</text:span> YouTube. <text:span text:style-name="T20">By implementing this online channel proxy, </text:span>home networking and Internet resources <text:span text:style-name="T23">are effectively</text:span> bridge<text:span text:style-name="T20">d together</text:span>. </text:p>
      <text:p text:style-name="P3"/>
      <text:p text:style-name="P4"><text:span text:style-name="T30">Based on this thesis study, an</text:span> Android application for Tuxera Inc <text:span text:style-name="T31">has been </text:span>published . <text:span text:style-name="T32">Over the 6 months after launching this application on </text:span>Google Play Store, <text:span text:style-name="T32">we have been able to</text:span> generate a statistic report <text:span text:style-name="T33">on</text:span> how users <text:span text:style-name="T34">utilize</text:span> <text:span text:style-name="T34">this</text:span> <text:span text:style-name="T35">app. By making analysis on the collected statistics, a short summary of the user behavior is presented and some recommendations are given to help improve user experiences. </text:span></text:p>
      <text:p text:style-name="P1"/>
      <text:p text:style-name="P1"><text:span text:style-name="T36">Lastly,</text:span> a discussion on the possible further development <text:span text:style-name="T36">of </text:span>Home network <text:span text:style-name="T37">is conducted to conclude this thesis study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%% Introduction chapter</text:p>
      <text:p text:style-name="P6">%% autor Liu Peng</text:p>
      <text:p text:style-name="P6"></text:p>
      <text:p text:style-name="P6">\subsection{Home networking}</text:p>
      <text:p text:style-name="P7">People's lives are being digitalized. Home multimedia devices nowadays such as digital TV<text:span text:style-name="T39">s</text:span>,</text:p>
      <text:p text:style-name="P6">smart phone<text:span text:style-name="T39">s</text:span>, digital camera<text:span text:style-name="T39">s</text:span>, tablet<text:span text:style-name="T39">s</text:span>, PC<text:span text:style-name="T39">s</text:span>, laptop<text:span text:style-name="T39">s</text:span> and NAS (Network Attached</text:p>
      <text:p text:style-name="P12"><text:span text:style-name="T38">Storage) are all being equipped with ever greater processing power and mass storage, wielding the power <text:s/>to record our daily lives and handle these multimedia informations. The digitalized world has also seen a rapid growing of network deployment. According to a research</text:span></text:p>
      <text:p text:style-name="P6">\cite{stateofHN} done in 2011, in <text:span text:style-name="T40">this </text:span>industrialized world, networking</text:p>
      <text:p text:style-name="P8">is being rapidly adopted <text:span text:style-name="T41">at </text:span>home<text:span text:style-name="T41">s</text:span>; for example, in the U.S. in 2009,</text:p>
      <text:p text:style-name="P6">approximately 63\% of homes had <text:span text:style-name="T42">gained access to </text:span>a broadband connection. <text:span text:style-name="T43">O</text:span>ver 50\% had <text:span text:style-name="T43">even installed their own </text:span>"home network", which is defined as multiple computers <text:span text:style-name="T45">or devices </text:span>sharing a broadband connection via either a wired or wireless <text:span text:style-name="T44">connection</text:span> within the home. In a typical</text:p>
      <text:p text:style-name="P6">home scenario, most of these devices are connected to a local network such as a</text:p>
      <text:p text:style-name="P6">Wi-Fi hot spot, in order to allow music<text:span text:style-name="T46">s</text:span>, pictures, videos and other content to</text:p>
      <text:p text:style-name="P6">be ported across different devices.</text:p>
      <text:p text:style-name="P6"></text:p>
      <text:p text:style-name="P6">\subsection{Problem description}</text:p>
      <text:p text:style-name="P6">While the adoption of home networks has steadily increased since the late 1990s</text:p>
      <text:p text:style-name="P6">and early 2000s, <text:span text:style-name="T47">the home networks has indeed encountered </text:span>problems and limitations</text:p>
      <text:p text:style-name="P6">\cite{stateofHN}. For example, the usability of home-networking technologies <text:span text:style-name="T48">has become</text:span></text:p>
      <text:p text:style-name="P6">a key impediment to the adoption of new applications in the home, <text:span text:style-name="T48">since</text:span> the <text:span text:style-name="T49">home-networking </text:span>technology was originally developed for research labs and enterprise networks and does not account for the unique characteristics of home <text:span text:style-name="T50">usage, such as</text:span> <text:span text:style-name="T51">the </text:span>lack of professional administrators, deep</text:p>
      <text:p text:style-name="P6">heterogeneity, and expectations of privacy.</text:p>
      <text:p text:style-name="P6"></text:p>
      <text:p text:style-name="P6">Among all the challenges <text:span text:style-name="T52">of home-networking</text:span>, connecting all media devices and make them work together is getting increasingly interesting <text:span text:style-name="T53">because of</text:span> the rapid growth of consuming electronic market. Although there are several widely <text:span text:style-name="T54">used</text:span> multimedia-streaming solutions in the market, the </text:p>
      <text:p text:style-name="P6">standards <text:span text:style-name="T54">employed </text:span>are not compatible with each other. Furthermore, <text:span text:style-name="T55">even </text:span>devices using</text:p>
      <text:p text:style-name="P6"><text:span text:style-name="T55">the </text:span>same standard are not always compatible with each other, due to <text:span text:style-name="T56">the fact that the </text:span>implementation approach<text:span text:style-name="T56">es could vary from device to device</text:span>. <text:span text:style-name="T57">These incompatibilities </text:span>ha<text:span text:style-name="T57">ve</text:span> caused great inconvenience to <text:span text:style-name="T58">the end users. </text:span></text:p>
      <text:p text:style-name="P6"></text:p>
      <text:p text:style-name="P6">DLNA, AirPlay, Chromecast and Miracast are <text:span text:style-name="T59">the</text:span> four major multimedia home network</text:p>
      <text:p text:style-name="P6">digital living solutions. AirPlay is only used between Apple products; it</text:p>
      <text:p text:style-name="P6">provides various features, including tunes play for music, AirPlay for video</text:p>
      <text:p text:style-name="P6">and photos and screen mirroring. Miracast (previously called Wi-Fi display) <text:span text:style-name="T60">was</text:span></text:p>
      <text:p text:style-name="P6">proposed by Wi-Fi Alliance and <text:span text:style-name="T61">has been receiving great popularity over the</text:span> recent years.</text:p>
      <text:p text:style-name="P6"><text:span text:style-name="T62">Since its release</text:span> version 4.2.2, Android has officially added <text:span text:style-name="T63">the </text:span>support <text:span text:style-name="T64">for</text:span> Miracast. <text:span text:style-name="T65">In comparision</text:span>, DLNA <text:span text:style-name="T66">has been</text:span> <text:span text:style-name="T65">the </text:span>most widely deployed solution so far, with 2.2 billion installations <text:span text:style-name="T67">worldwide</text:span>.</text:p>
      <text:p text:style-name="P6">It was proposed by several industrial leading electronic manufacturers and network operators </text:p>
      <text:p text:style-name="P6"><text:span text:style-name="T68">including </text:span>AT$\&amp;$T, Broadcom, Cisco, Google, Huawei, Intel, LG Electronics, Microsoft, Nokia, </text:p>
      <text:p text:style-name="P6">Panasonic, Samsung, Sony and Verizon.</text:p>
      <text:p text:style-name="P6"></text:p>
      <text:p text:style-name="P6">As a result of <text:span text:style-name="T69">different</text:span> technical design<text:span text:style-name="T69">s</text:span> and <text:s/>human <text:span text:style-name="T70">aspects</text:span>, these standards proposed by</text:p>
      <text:p text:style-name="P6">different device manufactures <text:span text:style-name="T71">naturally experience serious compatibility issues</text:span>. It usually happens that</text:p>
      <text:p text:style-name="P6">end users <text:span text:style-name="T72">can </text:span>have several multimedia-devices, <text:span text:style-name="T73">with each one using a distinctive and unique <text:s/></text:span>protocol, <text:soft-page-break/><text:span text:style-name="T74">making it challenging or even impossible sometimes to share media between those devices.</text:span> </text:p>
      <text:p text:style-name="P6"></text:p>
      <text:p text:style-name="P9"><text:span text:style-name="T75">These compatibility issues has really obliged us</text:span> to <text:span text:style-name="T76">make a </text:span>study <text:span text:style-name="T76">on</text:span> those multimedia-streaming technologies and <text:span text:style-name="T77">to </text:span>develop a more easy-to-use multimedia home networking solution <text:span text:style-name="T78">with more <text:s/>advanced technologies.</text:span></text:p>
      <text:p text:style-name="P9"/>
      <text:p text:style-name="P6">\subsection{Document overview}</text:p>
      <text:p text:style-name="P6">The over<text:span text:style-name="T79">view of </text:span>popular home networking standards and solutions <text:span text:style-name="T80">is </text:span>described in</text:p>
      <text:p text:style-name="P10">chapter 2<text:span text:style-name="T81">(ref required)</text:span>. After a short comparison of these solutions, in chapter 3<text:span text:style-name="T81">(ref required)</text:span> we</text:p>
      <text:p text:style-name="P6">describe a more universal solution for multimedia home networking and its</text:p>
      <text:p text:style-name="P6">implementation. Chapter 4 <text:span text:style-name="T82">presents </text:span>some statistics from the Google Store</text:p>
      <text:p text:style-name="P11">during the past few months. <text:span text:style-name="T83">Besides, a</text:span> study <text:span text:style-name="T83">based on</text:span> the <text:span text:style-name="T83">u</text:span>ser feedback<text:span text:style-name="T83">s is also presented.</text:span> In Chapter 5, <text:span text:style-name="T86">the paper is concluded by giving </text:span>a discussion <text:span text:style-name="T84">on the</text:span> further development <text:span text:style-name="T85">and prospect of</text:span> home networ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5:54:27.932881888</meta:creation-date>
    <dc:date>2015-03-13T19:36:56.724794617</dc:date>
    <meta:editing-duration>PT1H51M6S</meta:editing-duration>
    <meta:editing-cycles>172</meta:editing-cycles>
    <meta:generator>LibreOffice/4.2.6.2$Linux_x86 LibreOffice_project/420m0$Build-2</meta:generator>
    <meta:document-statistic meta:table-count="0" meta:image-count="0" meta:object-count="0" meta:page-count="3" meta:paragraph-count="55" meta:word-count="894" meta:character-count="6094" meta:non-whitespace-character-count="5185"/>
  </office:meta>
</office:document-meta>
</file>